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================================== "CREACIÓN TABLAS" =================================|</text:p>
      <text:p text:style-name="P1"/>
      <text:p text:style-name="P1">CREATE TABLE Countries(</text:p>
      <text:p text:style-name="P1">CountryID INT,</text:p>
      <text:p text:style-name="P1">CountryName VARCHAR(50),</text:p>
      <text:p text:style-name="P1">CountryCode VARCHAR(3)</text:p>
      <text:p text:style-name="P1">);</text:p>
      <text:p text:style-name="P1"/>
      <text:p text:style-name="P1">---------------------------------------------------------------------------------------</text:p>
      <text:p text:style-name="P1"/>
      <text:p text:style-name="P1">CREATE TABLE States(</text:p>
      <text:p text:style-name="P1">StateID INT,</text:p>
      <text:p text:style-name="P1">StateName VARCHAR(50),</text:p>
      <text:p text:style-name="P1">StateCode VARCHAR(3),</text:p>
      <text:p text:style-name="P1">CountryID INT);</text:p>
      <text:p text:style-name="P1"/>
      <text:p text:style-name="P1">|================================== "INSERTS TABLAS" ==================================|</text:p>
      <text:p text:style-name="P1"/>
      <text:p text:style-name="P1">INSERT INTO Countries VALUES (1,'United States','USA');</text:p>
      <text:p text:style-name="P1">INSERT INTO Countries VALUES (1,'United States','USA');</text:p>
      <text:p text:style-name="P1"/>
      <text:p text:style-name="P1">---------------------------------------------------------------------------------------</text:p>
      <text:p text:style-name="P1"/>
      <text:p text:style-name="P1">INSERT INTO States VALUES (1,'Texas','TX',1);</text:p>
      <text:p text:style-name="P1">INSERT INTO States VALUES (2,'Arizona','AZ',1);</text:p>
      <text:p text:style-name="P1"/>
      <text:p text:style-name="P1">|=============================== "RESTRICCIONES TABLAS" ===============================|</text:p>
      <text:p text:style-name="P1"/>
      <text:p text:style-name="P1">ALTER TABLE Countries</text:p>
      <text:p text:style-name="P1">ADD CONSTRAINT PK_Countries</text:p>
      <text:p text:style-name="P1">PRIMARY KEY (CountryID);</text:p>
      <text:p text:style-name="P1"/>
      <text:p text:style-name="P1">---------------------------------------------------------------------------------------</text:p>
      <text:p text:style-name="P1"/>
      <text:p text:style-name="P1">ALTER TABLE States</text:p>
      <text:p text:style-name="P1">ADD CONSTRAINT PK_States</text:p>
      <text:p text:style-name="P1">PRIMARY KEY (StateID);</text:p>
      <text:p text:style-name="P1"/>
      <text:p text:style-name="P1">ALTER TABLE States</text:p>
      <text:p text:style-name="P1">ADD CONSTRAINT FK_States</text:p>
      <text:p text:style-name="P1">FOREIGN KEY (CountryID) REFERENCES Countries (CountryID);</text:p>
      <text:p text:style-name="P1"/>
      <text:p text:style-name="P1">|=========================== "MODIFICACIONES RESTRICCIONES" ===========================|</text:p>
      <text:p text:style-name="P1"/>
      <text:p text:style-name="P1">ALTER TABLE States </text:p>
      <text:p text:style-name="P1">ADD CONSTRAINT FK_StatesV2 </text:p>
      <text:p text:style-name="P1">FOREIGN KEY (CountryID) REFERENCES Countries (CountryID) </text:p>
      <text:p text:style-name="P1">ON DELETE CASCADE;</text:p>
      <text:p text:style-name="P1"/>
      <text:p text:style-name="P1">DELETE FROM Countries WHERE CountryID=1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5" meta:word-count="112" meta:character-count="1386" meta:non-whitespace-character-count="1306"/>
  </office:meta>
</office:document-meta>
</file>